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5" style:family="table-cell" style:parent-style-name="ConstantRemark" style:data-style-name="N61"/>
    <style:style style:name="ce94" style:family="table-cell" style:parent-style-name="ConstantValue" style:data-style-name="N61"/>
    <style:style style:name="ce96" style:family="table-cell" style:parent-style-name="PageHeading"/>
    <style:style style:name="ce97" style:family="table-cell" style:parent-style-name="CalcResult"/>
    <style:style style:name="ce222" style:family="table-cell" style:parent-style-name="CalcSeparator"/>
    <style:style style:name="ce114" style:family="table-cell" style:parent-style-name="Calc"/>
    <style:style style:name="ce99" style:family="table-cell" style:parent-style-name="CalcBoxBottom"/>
    <style:style style:name="ce161" style:family="table-cell" style:parent-style-name="CalcResult" style:data-style-name="N0"/>
    <style:style style:name="ce9" style:family="table-cell" style:parent-style-name="CalcResult"/>
    <style:style style:name="ce10"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3"/>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24"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28"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31" style:family="table-cell" style:parent-style-name="Calc">
      <style:map style:condition="cell-content()&lt;0" style:apply-style-name="CalcError" style:base-cell-address="Planet.A1"/>
    </style:style>
    <style:style style:name="ce32" style:family="table-cell" style:parent-style-name="CalcResultScientific"/>
    <style:style style:name="ce33"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Input">
      <style:map style:condition="cell-content()&lt;0" style:apply-style-name="CalcError" style:base-cell-address="Satellite.C29"/>
    </style:style>
    <style:style style:name="ce43" style:family="table-cell" style:parent-style-name="Calc">
      <style:map style:condition="cell-content()&lt;0" style:apply-style-name="CalcError" style:base-cell-address="Satellite.C29"/>
    </style:style>
    <style:style style:name="ce173" style:family="table-cell" style:parent-style-name="CalcResultScientific"/>
    <style:style style:name="ce45" style:family="table-cell" style:parent-style-name="CalcResult"/>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3" style:font-name-asian="DejaVu Sans3" style:font-name-complex="DejaVu Sans3"/>
    </style:style>
    <style:style style:name="ce48" style:family="table-cell" style:parent-style-name="Calc">
      <style:map style:condition="cell-content()&lt;0" style:apply-style-name="CalcError" style:base-cell-address="Compact.C10"/>
    </style:style>
    <style:style style:name="ce181" style:family="table-cell" style:parent-style-name="CalcResultScientific">
      <style:text-properties style:font-name="DejaVu Sans2" style:font-name-complex="DejaVu Sans2"/>
    </style:style>
    <style:style style:name="ce183" style:family="table-cell" style:parent-style-name="CalcResultScientific">
      <style:text-properties style:font-name="DejaVu Sans2" style:font-name-complex="DejaVu Sans2"/>
    </style:style>
    <style:style style:name="ce184" style:family="table-cell" style:parent-style-name="Calc">
      <style:text-properties style:font-name="DejaVu Sans2" style:font-name-complex="DejaVu Sans2"/>
    </style:style>
    <style:style style:name="ce52" style:family="table-cell" style:parent-style-name="Calc"/>
    <style:style style:name="ce53" style:family="table-cell" style:parent-style-name="CalcBoxBottom"/>
    <style:style style:name="ce187" style:family="table-cell" style:parent-style-name="Calc">
      <style:text-properties style:font-name-asian="DejaVu Sans"/>
    </style:style>
    <style:style style:name="ce188" style:family="table-cell" style:parent-style-name="CalcResultScientific"/>
    <style:style style:name="ce189" style:family="table-cell" style:parent-style-name="CalcResultScientific">
      <style:text-properties style:font-name="DejaVu Sans2" style:font-name-asian="DejaVu Sans2" style:font-name-complex="DejaVu Sans2"/>
    </style:style>
    <style:style style:name="ce57" style:family="table-cell" style:parent-style-name="Calc">
      <style:text-properties style:font-name="DejaVu Sans2" style:font-name-complex="DejaVu Sans2"/>
    </style:style>
    <style:style style:name="ce191" style:family="table-cell" style:parent-style-name="CalcResultScientific"/>
    <style:style style:name="ce59" style:family="table-cell" style:parent-style-name="Calc"/>
    <style:style style:name="ce60" style:family="table-cell" style:parent-style-name="CalcResult"/>
    <style:style style:name="ce61" style:family="table-cell" style:parent-style-name="CalcBoxBottom"/>
    <style:style style:name="ce62" style:family="table-cell" style:parent-style-name="CalcResultScientific"/>
    <style:style style:name="ce63" style:family="table-cell" style:parent-style-name="CalcResult"/>
    <style:style style:name="ce64" style:family="table-cell" style:parent-style-name="CalcResult"/>
    <style:style style:name="ce65" style:family="table-cell" style:parent-style-name="Input"/>
    <style:style style:name="ce203" style:family="table-cell" style:parent-style-name="CalcResult">
      <style:text-properties style:font-name="DejaVu Sans2" style:font-name-complex="DejaVu Sans2"/>
    </style:style>
    <style:style style:name="ce204" style:family="table-cell" style:parent-style-name="Calc">
      <style:text-properties style:font-name="DejaVu Sans2" style:font-name-complex="DejaVu Sans2"/>
    </style:style>
    <style:style style:name="ce205" style:family="table-cell" style:parent-style-name="Calc">
      <style:text-properties style:font-name="DejaVu Sans2" style:font-name-complex="DejaVu Sans2"/>
    </style:style>
    <style:style style:name="ce69" style:family="table-cell" style:parent-style-name="CalcBoxBottom"/>
    <style:style style:name="ce207" style:family="table-cell" style:parent-style-name="CalcResult" style:data-style-name="N0"/>
    <style:style style:name="ce71" style:family="table-cell" style:parent-style-name="CalcResult"/>
    <style:style style:name="ce72" style:family="table-cell" style:parent-style-name="CalcResult"/>
    <style:style style:name="ce211" style:family="table-cell" style:parent-style-name="InterimResult" style:data-style-name="N0"/>
    <style:style style:name="ce74" style:family="table-cell" style:parent-style-name="CalcResultScientific"/>
    <style:style style:name="ce75" style:family="table-cell" style:parent-style-name="CalcResult"/>
    <style:style style:name="ce76" style:family="table-cell" style:parent-style-name="CalcResult" style:data-style-name="N0"/>
    <style:style style:name="ce77" style:family="table-cell" style:parent-style-name="CalcResultScientific"/>
    <style:style style:name="ce78" style:family="table-cell" style:parent-style-name="CalcResult"/>
    <style:style style:name="ce225" style:family="table-cell" style:parent-style-name="Calc" style:data-style-name="N0"/>
    <style:style style:name="ce80" style:family="table-cell" style:parent-style-name="CalcBoxBottom" style:data-style-name="N0"/>
    <style:style style:name="ce227" style:family="table-cell" style:parent-style-name="Input">
      <style:map style:condition="cell-content()&lt;0" style:apply-style-name="CalcError" style:base-cell-address="Travel.C16"/>
    </style:style>
    <style:style style:name="ce229" style:family="table-cell" style:parent-style-name="Calc">
      <style:map style:condition="cell-content()&lt;0" style:apply-style-name="CalcError" style:base-cell-address="Travel.C16"/>
    </style:style>
    <style:style style:name="ce230" style:family="table-cell" style:parent-style-name="CalcResultScientific"/>
    <style:style style:name="ce231" style:family="table-cell" style:parent-style-name="CalcResult" style:data-style-name="N0"/>
    <style:style style:name="ce85" style:family="table-cell" style:parent-style-name="Calc"/>
    <style:style style:name="ce86" style:family="table-cell" style:parent-style-name="Calc"/>
    <style:style style:name="ce87" style:family="table-cell" style:parent-style-name="CalcBoxBottom"/>
    <style:style style:name="ce233" style:family="table-cell" style:parent-style-name="CalcResult" style:data-style-name="N0"/>
    <style:style style:name="ce89" style:family="table-cell" style:parent-style-name="CalcResultScientific"/>
    <style:style style:name="ce90" style:family="table-cell" style:parent-style-name="CalcResult"/>
    <style:style style:name="ce239" style:family="table-cell" style:parent-style-name="CalcResult"/>
    <style:style style:name="ce241" style:family="table-cell" style:parent-style-name="CalcResult" style:data-style-name="N0"/>
    <style:style style:name="ce243"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4">
          <table:table-cell table:number-columns-repeated="64"/>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5">
          <table:table-cell table:number-columns-repeated="64"/>
        </table:table-row>
        <table:table-row table:style-name="ro4">
          <table:table-cell table:number-columns-repeated="64"/>
        </table:table-row>
      </table:table>
      <table:table table:name="Constants" table:style-name="ta2">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94"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94"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7">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94"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94"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7">
          <table:table-cell/>
          <table:table-cell table:style-name="Constant" table:number-columns-repeated="6"/>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95"/>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5"/>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5"/>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5"/>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5"/>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95"/>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ce96"/>
          <table:table-cell table:style-name="PageHeading" table:number-columns-repeated="63"/>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10">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9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018"/>
        </table:table-row>
        <table:table-row table:style-name="ro7">
          <table:table-cell/>
          <table:table-cell table:style-name="CalcSeparator"/>
          <table:table-cell table:style-name="ce222"/>
          <table:table-cell table:style-name="CalcSeparator" table:number-columns-repeated="2"/>
          <table:table-cell table:style-name="InterimResult"/>
          <table:table-cell table:number-columns-repeated="1018"/>
        </table:table-row>
        <table:table-row table:style-name="ro7">
          <table:table-cell/>
          <table:table-cell table:style-name="Calc"/>
          <table:table-cell table:style-name="ce114"/>
          <table:table-cell table:style-name="Calc" table:number-columns-repeated="2"/>
          <table:table-cell table:style-name="InterimResult"/>
          <table:table-cell table:number-columns-repeated="1018"/>
        </table:table-row>
        <table:table-row table:style-name="ro10">
          <table:table-cell/>
          <table:table-cell table:style-name="Input" office:value-type="float" office:value="10" calcext:value-type="float">
            <text:p>10</text:p>
          </table:table-cell>
          <table:table-cell table:style-name="ce114" office:value-type="string" calcext:value-type="string">
            <text:p>parsec =</text:p>
          </table:table-cell>
          <table:table-cell table:style-name="ce9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018"/>
        </table:table-row>
        <table:table-row table:style-name="ro7">
          <table:table-cell/>
          <table:table-cell table:style-name="CalcBoxBottom"/>
          <table:table-cell table:style-name="ce99"/>
          <table:table-cell table:style-name="CalcBoxBottom" table:number-columns-repeated="2"/>
          <table:table-cell table:style-name="InterimResult"/>
          <table:table-cell table:number-columns-repeated="1018"/>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61"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10">
          <table:table-cell/>
          <table:table-cell table:style-name="Input" office:value-type="float" office:value="50" calcext:value-type="float">
            <text:p>50</text:p>
          </table:table-cell>
          <table:table-cell table:style-name="Calc" office:value-type="string" calcext:value-type="string">
            <text:p>m/s =</text:p>
          </table:table-cell>
          <table:table-cell table:style-name="ce97"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10">
          <table:table-cell/>
          <table:table-cell table:style-name="Input" office:value-type="float" office:value="100" calcext:value-type="float">
            <text:p>100</text:p>
          </table:table-cell>
          <table:table-cell table:style-name="Calc" office:value-type="string" calcext:value-type="string">
            <text:p>km/h =</text:p>
          </table:table-cell>
          <table:table-cell table:style-name="ce97"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2"/>
          <table:table-cell table:number-columns-repeated="1015"/>
        </table:table-row>
        <table:table-row table:style-name="ro10">
          <table:table-cell/>
          <table:table-cell table:style-name="Input" office:value-type="float" office:value="300" calcext:value-type="float">
            <text:p>300</text:p>
          </table:table-cell>
          <table:table-cell table:style-name="Calc" office:value-type="string" calcext:value-type="string">
            <text:p>K =</text:p>
          </table:table-cell>
          <table:table-cell table:style-name="ce97" table:formula="of:=ROUND([.H36]; 2)" office:value-type="float" office:value="26.85" calcext:value-type="float">
            <text:p>26,85</text:p>
          </table:table-cell>
          <table:table-cell table:style-name="Calc" office:value-type="string" calcext:value-type="string">
            <text:p>°C or</text:p>
          </table:table-cell>
          <table:table-cell table:style-name="ce97"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1015"/>
        </table:table-row>
        <table:table-row table:style-name="ro7">
          <table:table-cell/>
          <table:table-cell table:style-name="CalcSeparator" table:number-columns-repeated="6"/>
          <table:table-cell table:style-name="InterimResult" table:number-columns-repeated="2"/>
          <table:table-cell table:number-columns-repeated="1015"/>
        </table:table-row>
        <table:table-row table:style-name="ro7">
          <table:table-cell/>
          <table:table-cell table:style-name="Calc" table:number-columns-repeated="6"/>
          <table:table-cell table:style-name="InterimResult" table:number-columns-repeated="2"/>
          <table:table-cell table:number-columns-repeated="1015"/>
        </table:table-row>
        <table:table-row table:style-name="ro10">
          <table:table-cell/>
          <table:table-cell table:style-name="Input" office:value-type="float" office:value="20" calcext:value-type="float">
            <text:p>20</text:p>
          </table:table-cell>
          <table:table-cell table:style-name="Calc" office:value-type="string" calcext:value-type="string">
            <text:p>°C =</text:p>
          </table:table-cell>
          <table:table-cell table:style-name="ce97" table:formula="of:=ROUND([.H39]; 2)" office:value-type="float" office:value="293.15" calcext:value-type="float">
            <text:p>293,15</text:p>
          </table:table-cell>
          <table:table-cell table:style-name="Calc" office:value-type="string" calcext:value-type="string">
            <text:p>K or</text:p>
          </table:table-cell>
          <table:table-cell table:style-name="ce97"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1015"/>
        </table:table-row>
        <table:table-row table:style-name="ro7">
          <table:table-cell/>
          <table:table-cell table:style-name="CalcSeparator" table:number-columns-repeated="6"/>
          <table:table-cell table:style-name="InterimResult" table:number-columns-repeated="2"/>
          <table:table-cell table:number-columns-repeated="1015"/>
        </table:table-row>
        <table:table-row table:style-name="ro7">
          <table:table-cell/>
          <table:table-cell table:style-name="Calc" table:number-columns-repeated="6"/>
          <table:table-cell table:style-name="InterimResult" table:number-columns-repeated="2"/>
          <table:table-cell table:number-columns-repeated="1015"/>
        </table:table-row>
        <table:table-row table:style-name="ro10">
          <table:table-cell/>
          <table:table-cell table:style-name="Input" office:value-type="float" office:value="80" calcext:value-type="float">
            <text:p>80</text:p>
          </table:table-cell>
          <table:table-cell table:style-name="Calc" office:value-type="string" calcext:value-type="string">
            <text:p>°F =</text:p>
          </table:table-cell>
          <table:table-cell table:style-name="ce97" table:formula="of:=ROUND([.H42]; 2)" office:value-type="float" office:value="26.67" calcext:value-type="float">
            <text:p>26,67</text:p>
          </table:table-cell>
          <table:table-cell table:style-name="Calc" office:value-type="string" calcext:value-type="string">
            <text:p>°C or</text:p>
          </table:table-cell>
          <table:table-cell table:style-name="ce97"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1015"/>
        </table:table-row>
        <table:table-row table:style-name="ro7">
          <table:table-cell/>
          <table:table-cell table:style-name="CalcBoxBottom" table:number-columns-repeated="6"/>
          <table:table-cell table:style-name="InterimResult" table:number-columns-repeated="2"/>
          <table:table-cell table:number-columns-repeated="1015"/>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97" table:formula="of:=ROUND([.H48]; 8)" office:value-type="float" office:value="1000" calcext:value-type="float">
            <text:p>1000</text:p>
          </table:table-cell>
          <table:table-cell table:style-name="Calc" office:value-type="string" calcext:value-type="string">
            <text:p>mm or</text:p>
          </table:table-cell>
          <table:table-cell table:style-name="ce97"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1014"/>
        </table:table-row>
        <table:table-row table:style-name="ro5">
          <table:table-cell/>
          <table:table-cell table:style-name="ce97" table:formula="of:=ROUND([.H49]; 8)" office:value-type="float" office:value="0.001" calcext:value-type="float">
            <text:p>0,001</text:p>
          </table:table-cell>
          <table:table-cell table:style-name="Calc" office:value-type="string" calcext:value-type="string">
            <text:p>km or</text:p>
          </table:table-cell>
          <table:table-cell table:style-name="ce97" table:formula="of:=ROUND([.I49]; 8)" office:value-type="float" office:value="39.37007874" calcext:value-type="float">
            <text:p>39,37007874</text:p>
          </table:table-cell>
          <table:table-cell table:style-name="Calc" office:value-type="string" calcext:value-type="string">
            <text:p>in or</text:p>
          </table:table-cell>
          <table:table-cell table:style-name="ce97" table:formula="of:=ROUND([.J49]; 8)" office:value-type="float" office:value="3.2808399" calcext:value-type="float">
            <text:p>3,2808399</text:p>
          </table:table-cell>
          <table:table-cell table:style-name="Calc" office:value-type="string" calcext:value-type="string">
            <text:p>ft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1014"/>
        </table:table-row>
        <table:table-row table:style-name="ro5">
          <table:table-cell/>
          <table:table-cell table:style-name="ce97" table:formula="of:=ROUND([.H50]; 8)" office:value-type="float" office:value="1.0936133" calcext:value-type="float">
            <text:p>1,0936133</text:p>
          </table:table-cell>
          <table:table-cell table:style-name="Calc" office:value-type="string" calcext:value-type="string">
            <text:p>yd or</text:p>
          </table:table-cell>
          <table:table-cell table:style-name="ce97"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97" table:formula="of:=ROUND([.H53]; 8)" office:value-type="float" office:value="25.4" calcext:value-type="float">
            <text:p>25,4</text:p>
          </table:table-cell>
          <table:table-cell table:style-name="Calc" office:value-type="string" calcext:value-type="string">
            <text:p>mm or</text:p>
          </table:table-cell>
          <table:table-cell table:style-name="ce97" table:formula="of:=ROUND([.I53]; 8)" office:value-type="float" office:value="2.54" calcext:value-type="float">
            <text:p>2,54</text:p>
          </table:table-cell>
          <table:table-cell table:style-name="Calc" office:value-type="string" calcext:value-type="string">
            <text:p>cm or</text:p>
          </table:table-cell>
          <table:table-cell table:style-name="InterimResult" table:formula="of:=[.B53] * InternationalInch * 1000" office:value-type="float" office:value="25.4" calcext:value-type="float">
            <text:p>25,4</text:p>
          </table:table-cell>
          <table:table-cell table:style-name="InterimResult" table:formula="of:=[.B53] * InternationalInch * 100" office:value-type="float" office:value="2.54" calcext:value-type="float">
            <text:p>2,54</text:p>
          </table:table-cell>
          <table:table-cell table:style-name="InterimResult"/>
          <table:table-cell table:number-columns-repeated="1014"/>
        </table:table-row>
        <table:table-row table:style-name="ro5">
          <table:table-cell/>
          <table:table-cell table:style-name="ce97" table:formula="of:=ROUND([.H54]; 8)" office:value-type="float" office:value="0.0254" calcext:value-type="float">
            <text:p>0,0254</text:p>
          </table:table-cell>
          <table:table-cell table:style-name="Calc" office:value-type="string" calcext:value-type="string">
            <text:p>m or</text:p>
          </table:table-cell>
          <table:table-cell table:style-name="ce97" table:formula="of:=ROUND([.I54]; 8)" office:value-type="float" office:value="0.0000254" calcext:value-type="float">
            <text:p>2,54E-05</text:p>
          </table:table-cell>
          <table:table-cell table:style-name="Calc" office:value-type="string" calcext:value-type="string">
            <text:p>km</text:p>
          </table:table-cell>
          <table:table-cell table:style-name="Calc" table:number-columns-repeated="2"/>
          <table:table-cell table:style-name="InterimResult" table:formula="of:=[.B53] * InternationalInch" office:value-type="float" office:value="0.0254" calcext:value-type="float">
            <text:p>0,0254</text:p>
          </table:table-cell>
          <table:table-cell table:style-name="InterimResult" table:formula="of:=[.B53] * InternationalInch / 1000" office:value-type="float" office:value="0.0000254" calcext:value-type="float">
            <text:p>2,54E-05</text:p>
          </table:table-cell>
          <table:table-cell table:style-name="InterimResult"/>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97" table:formula="of:=ROUND([.H56]; 8)" office:value-type="float" office:value="304.8" calcext:value-type="float">
            <text:p>304,8</text:p>
          </table:table-cell>
          <table:table-cell table:style-name="Calc" office:value-type="string" calcext:value-type="string">
            <text:p>mm or</text:p>
          </table:table-cell>
          <table:table-cell table:style-name="ce97" table:formula="of:=ROUND([.I56]; 8)" office:value-type="float" office:value="30.48" calcext:value-type="float">
            <text:p>30,48</text:p>
          </table:table-cell>
          <table:table-cell table:style-name="Calc" office:value-type="string" calcext:value-type="string">
            <text:p>cm or</text:p>
          </table:table-cell>
          <table:table-cell table:style-name="InterimResult" table:formula="of:=[.B56] * InternationalFoot * 1000" office:value-type="float" office:value="304.8" calcext:value-type="float">
            <text:p>304,8</text:p>
          </table:table-cell>
          <table:table-cell table:style-name="InterimResult" table:formula="of:=[.B56] * InternationalFoot * 100" office:value-type="float" office:value="30.48" calcext:value-type="float">
            <text:p>30,48</text:p>
          </table:table-cell>
          <table:table-cell table:style-name="InterimResult"/>
          <table:table-cell table:number-columns-repeated="1014"/>
        </table:table-row>
        <table:table-row table:style-name="ro5">
          <table:table-cell/>
          <table:table-cell table:style-name="ce97" table:formula="of:=ROUND([.H57]; 8)" office:value-type="float" office:value="0.3048" calcext:value-type="float">
            <text:p>0,3048</text:p>
          </table:table-cell>
          <table:table-cell table:style-name="Calc" office:value-type="string" calcext:value-type="string">
            <text:p>m or</text:p>
          </table:table-cell>
          <table:table-cell table:style-name="ce97" table:formula="of:=ROUND([.I57]; 8)" office:value-type="float" office:value="0.0003048" calcext:value-type="float">
            <text:p>0,0003048</text:p>
          </table:table-cell>
          <table:table-cell table:style-name="Calc" office:value-type="string" calcext:value-type="string">
            <text:p>km</text:p>
          </table:table-cell>
          <table:table-cell table:style-name="Calc" table:number-columns-repeated="2"/>
          <table:table-cell table:style-name="InterimResult" table:formula="of:=[.B56] * InternationalFoot" office:value-type="float" office:value="0.3048" calcext:value-type="float">
            <text:p>0,3048</text:p>
          </table:table-cell>
          <table:table-cell table:style-name="InterimResult" table:formula="of:=[.B56] * InternationalFoot / 1000" office:value-type="float" office:value="0.0003048" calcext:value-type="float">
            <text:p>0,0003048</text:p>
          </table:table-cell>
          <table:table-cell table:style-name="InterimResult"/>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97" table:formula="of:=ROUND([.H59]; 8)" office:value-type="float" office:value="914.4" calcext:value-type="float">
            <text:p>914,4</text:p>
          </table:table-cell>
          <table:table-cell table:style-name="Calc" office:value-type="string" calcext:value-type="string">
            <text:p>mm or</text:p>
          </table:table-cell>
          <table:table-cell table:style-name="ce97" table:formula="of:=ROUND([.I59]; 8)" office:value-type="float" office:value="91.44" calcext:value-type="float">
            <text:p>91,44</text:p>
          </table:table-cell>
          <table:table-cell table:style-name="Calc" office:value-type="string" calcext:value-type="string">
            <text:p>cm or</text:p>
          </table:table-cell>
          <table:table-cell table:style-name="InterimResult" table:formula="of:=[.B59] * InternationalYard * 1000" office:value-type="float" office:value="914.4" calcext:value-type="float">
            <text:p>914,4</text:p>
          </table:table-cell>
          <table:table-cell table:style-name="InterimResult" table:formula="of:=[.B59] * InternationalYard * 100" office:value-type="float" office:value="91.44" calcext:value-type="float">
            <text:p>91,44</text:p>
          </table:table-cell>
          <table:table-cell table:style-name="InterimResult"/>
          <table:table-cell table:number-columns-repeated="1014"/>
        </table:table-row>
        <table:table-row table:style-name="ro5">
          <table:table-cell/>
          <table:table-cell table:style-name="ce97" table:formula="of:=ROUND([.H60]; 8)" office:value-type="float" office:value="0.9144" calcext:value-type="float">
            <text:p>0,9144</text:p>
          </table:table-cell>
          <table:table-cell table:style-name="Calc" office:value-type="string" calcext:value-type="string">
            <text:p>m or</text:p>
          </table:table-cell>
          <table:table-cell table:style-name="ce97" table:formula="of:=ROUND([.I60]; 8)" office:value-type="float" office:value="0.0009144" calcext:value-type="float">
            <text:p>0,0009144</text:p>
          </table:table-cell>
          <table:table-cell table:style-name="Calc" office:value-type="string" calcext:value-type="string">
            <text:p>km</text:p>
          </table:table-cell>
          <table:table-cell table:style-name="Calc" table:number-columns-repeated="2"/>
          <table:table-cell table:style-name="InterimResult" table:formula="of:=[.B59] * InternationalYard" office:value-type="float" office:value="0.9144" calcext:value-type="float">
            <text:p>0,9144</text:p>
          </table:table-cell>
          <table:table-cell table:style-name="InterimResult" table:formula="of:=[.B59] * InternationalYard / 1000" office:value-type="float" office:value="0.0009144" calcext:value-type="float">
            <text:p>0,0009144</text:p>
          </table:table-cell>
          <table:table-cell table:style-name="InterimResult"/>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97" table:formula="of:=ROUND([.H62]; 8)" office:value-type="float" office:value="1609344" calcext:value-type="float">
            <text:p>1609344</text:p>
          </table:table-cell>
          <table:table-cell table:style-name="Calc" office:value-type="string" calcext:value-type="string">
            <text:p>mm or</text:p>
          </table:table-cell>
          <table:table-cell table:style-name="ce97" table:formula="of:=ROUND([.I62]; 8)" office:value-type="float" office:value="160934.4" calcext:value-type="float">
            <text:p>160934,4</text:p>
          </table:table-cell>
          <table:table-cell table:style-name="Calc" office:value-type="string" calcext:value-type="string">
            <text:p>cm or</text:p>
          </table:table-cell>
          <table:table-cell table:style-name="InterimResult" table:formula="of:=[.B62] * InternationalMile * 1000" office:value-type="float" office:value="1609344" calcext:value-type="float">
            <text:p>1609344</text:p>
          </table:table-cell>
          <table:table-cell table:style-name="InterimResult" table:formula="of:=[.B62] * InternationalMile * 100" office:value-type="float" office:value="160934.4" calcext:value-type="float">
            <text:p>160934,4</text:p>
          </table:table-cell>
          <table:table-cell table:style-name="InterimResult"/>
          <table:table-cell table:number-columns-repeated="1014"/>
        </table:table-row>
        <table:table-row table:style-name="ro5">
          <table:table-cell/>
          <table:table-cell table:style-name="ce97" table:formula="of:=ROUND([.H63]; 8)" office:value-type="float" office:value="1609.344" calcext:value-type="float">
            <text:p>1609,344</text:p>
          </table:table-cell>
          <table:table-cell table:style-name="Calc" office:value-type="string" calcext:value-type="string">
            <text:p>m or</text:p>
          </table:table-cell>
          <table:table-cell table:style-name="ce97" table:formula="of:=ROUND([.I63]; 8)" office:value-type="float" office:value="1.609344" calcext:value-type="float">
            <text:p>1,609344</text:p>
          </table:table-cell>
          <table:table-cell table:style-name="Calc" office:value-type="string" calcext:value-type="string">
            <text:p>km</text:p>
          </table:table-cell>
          <table:table-cell table:style-name="Calc" table:number-columns-repeated="2"/>
          <table:table-cell table:style-name="InterimResult" table:formula="of:=[.B62] * InternationalMile" office:value-type="float" office:value="1609.344" calcext:value-type="float">
            <text:p>1609,344</text:p>
          </table:table-cell>
          <table:table-cell table:style-name="InterimResult" table:formula="of:=[.B62] * InternationalMile / 1000" office:value-type="float" office:value="1.609344" calcext:value-type="float">
            <text:p>1,609344</text:p>
          </table:table-cell>
          <table:table-cell table:style-name="InterimResult"/>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97" table:formula="of:=ROUND([.H69]; 8)" office:value-type="float" office:value="10000" calcext:value-type="float">
            <text:p>10000</text:p>
          </table:table-cell>
          <table:table-cell table:style-name="Calc" office:value-type="string" calcext:value-type="string">
            <text:p>cm² or</text:p>
          </table:table-cell>
          <table:table-cell table:style-name="ce97" table:formula="of:=ROUND([.I69]; 8)" office:value-type="float" office:value="0.000001" calcext:value-type="float">
            <text:p>1E-06</text:p>
          </table:table-cell>
          <table:table-cell table:style-name="Calc" office:value-type="string" calcext:value-type="string">
            <text:p>km² or</text:p>
          </table:table-cell>
          <table:table-cell table:style-name="InterimResult" table:formula="of:=[.B69] * 100^2" office:value-type="float" office:value="10000" calcext:value-type="float">
            <text:p>10000</text:p>
          </table:table-cell>
          <table:table-cell table:style-name="InterimResult" table:formula="of:=[.B69] / 1000^2" office:value-type="float" office:value="0.000001" calcext:value-type="float">
            <text:p>1E-06</text:p>
          </table:table-cell>
          <table:table-cell table:style-name="InterimResult"/>
          <table:table-cell table:number-columns-repeated="1014"/>
        </table:table-row>
        <table:table-row table:style-name="ro5">
          <table:table-cell/>
          <table:table-cell table:style-name="ce97" table:formula="of:=ROUND([.H70]; 8)" office:value-type="float" office:value="10.76386755" calcext:value-type="float">
            <text:p>10,76386755</text:p>
          </table:table-cell>
          <table:table-cell table:style-name="Calc" office:value-type="string" calcext:value-type="string">
            <text:p>sq ft or</text:p>
          </table:table-cell>
          <table:table-cell table:style-name="ce97" table:formula="of:=ROUND([.I70]; 8)" office:value-type="float" office:value="0.0002471" calcext:value-type="float">
            <text:p>0,0002471</text:p>
          </table:table-cell>
          <table:table-cell table:style-name="Calc" office:value-type="string" calcext:value-type="string">
            <text:p>acre or</text:p>
          </table:table-cell>
          <table:table-cell table:style-name="ce97" table:formula="of:=ROUND([.J70]; 8)" office:value-type="float" office:value="0.00000039" calcext:value-type="float">
            <text:p>3,9E-07</text:p>
          </table:table-cell>
          <table:table-cell table:style-name="Calc" office:value-type="string" calcext:value-type="string">
            <text:p>sq mi or</text:p>
          </table:table-cell>
          <table:table-cell table:style-name="InterimResult" table:formula="of:=[.B69] / SquareFoot" office:value-type="float" office:value="10.7638675480265" calcext:value-type="float">
            <text:p>10,7638675480265</text:p>
          </table:table-cell>
          <table:table-cell table:style-name="InterimResult" table:formula="of:=[.B69] / Acre" office:value-type="float" office:value="0.000247104369225325" calcext:value-type="float">
            <text:p>0,000247104369225</text:p>
          </table:table-cell>
          <table:table-cell table:style-name="InterimResult" table:formula="of:=[.B69] / SquareMile" office:value-type="float" office:value="0.000000386102158542446" calcext:value-type="float">
            <text:p>3,86102158542446E-07</text:p>
          </table:table-cell>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97" table:formula="of:=ROUND([.H73]; 8)" office:value-type="float" office:value="929.0341" calcext:value-type="float">
            <text:p>929,0341</text:p>
          </table:table-cell>
          <table:table-cell table:style-name="Calc" office:value-type="string" calcext:value-type="string">
            <text:p>cm² or</text:p>
          </table:table-cell>
          <table:table-cell table:style-name="ce97" table:formula="of:=ROUND([.I73]; 8)" office:value-type="float" office:value="0.09290341" calcext:value-type="float">
            <text:p>0,09290341</text:p>
          </table:table-cell>
          <table:table-cell table:style-name="Calc" office:value-type="string" calcext:value-type="string">
            <text:p>m² or</text:p>
          </table:table-cell>
          <table:table-cell table:style-name="InterimResult" table:formula="of:=[.B73] * SquareFoot * 100^2" office:value-type="float" office:value="929.0341" calcext:value-type="float">
            <text:p>929,0341</text:p>
          </table:table-cell>
          <table:table-cell table:style-name="InterimResult" table:formula="of:=[.B73] * SquareFoot" office:value-type="float" office:value="0.09290341" calcext:value-type="float">
            <text:p>0,09290341</text:p>
          </table:table-cell>
          <table:table-cell table:style-name="InterimResult"/>
          <table:table-cell table:number-columns-repeated="1014"/>
        </table:table-row>
        <table:table-row table:style-name="ro5">
          <table:table-cell/>
          <table:table-cell table:style-name="ce97" table:formula="of:=ROUND([.H74]; 8)" office:value-type="float" office:value="0.00000009" calcext:value-type="float">
            <text:p>9E-08</text:p>
          </table:table-cell>
          <table:table-cell table:style-name="Calc" office:value-type="string" calcext:value-type="string">
            <text:p>km²</text:p>
          </table:table-cell>
          <table:table-cell table:style-name="Calc" table:number-columns-repeated="4"/>
          <table:table-cell table:style-name="InterimResult" table:formula="of:=[.B73] * SquareFoot / 1000^2" office:value-type="float" office:value="0.00000009290341" calcext:value-type="float">
            <text:p>9,290341E-08</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97" table:formula="of:=ROUND([.H76]; 8)" office:value-type="float" office:value="40468730" calcext:value-type="float">
            <text:p>40468730</text:p>
          </table:table-cell>
          <table:table-cell table:style-name="Calc" office:value-type="string" calcext:value-type="string">
            <text:p>cm² or</text:p>
          </table:table-cell>
          <table:table-cell table:style-name="ce97" table:formula="of:=ROUND([.I76]; 8)" office:value-type="float" office:value="4046.873" calcext:value-type="float">
            <text:p>4046,873</text:p>
          </table:table-cell>
          <table:table-cell table:style-name="Calc" office:value-type="string" calcext:value-type="string">
            <text:p>m² or</text:p>
          </table:table-cell>
          <table:table-cell table:style-name="InterimResult" table:formula="of:=[.B76] * Acre * 100^2" office:value-type="float" office:value="40468730" calcext:value-type="float">
            <text:p>40468730</text:p>
          </table:table-cell>
          <table:table-cell table:style-name="InterimResult" table:formula="of:=[.B76] * Acre" office:value-type="float" office:value="4046.873" calcext:value-type="float">
            <text:p>4046,873</text:p>
          </table:table-cell>
          <table:table-cell table:style-name="InterimResult"/>
          <table:table-cell table:number-columns-repeated="1014"/>
        </table:table-row>
        <table:table-row table:style-name="ro5">
          <table:table-cell/>
          <table:table-cell table:style-name="ce97" table:formula="of:=ROUND([.H77]; 8)" office:value-type="float" office:value="0.00404687" calcext:value-type="float">
            <text:p>0,00404687</text:p>
          </table:table-cell>
          <table:table-cell table:style-name="Calc" office:value-type="string" calcext:value-type="string">
            <text:p>km²</text:p>
          </table:table-cell>
          <table:table-cell table:style-name="Calc" table:number-columns-repeated="4"/>
          <table:table-cell table:style-name="InterimResult" table:formula="of:=[.B76] * Acre / 1000^2" office:value-type="float" office:value="0.004046873" calcext:value-type="float">
            <text:p>0,004046873</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97" table:formula="of:=ROUND([.H79]; 8)" office:value-type="float" office:value="25899881103.36" calcext:value-type="float">
            <text:p>25899881103,36</text:p>
          </table:table-cell>
          <table:table-cell table:style-name="Calc" office:value-type="string" calcext:value-type="string">
            <text:p>cm² or</text:p>
          </table:table-cell>
          <table:table-cell table:style-name="ce97" table:formula="of:=ROUND([.I79]; 8)" office:value-type="float" office:value="2589988.110336" calcext:value-type="float">
            <text:p>2589988,110336</text:p>
          </table:table-cell>
          <table:table-cell table:style-name="Calc" office:value-type="string" calcext:value-type="string">
            <text:p>m² or</text:p>
          </table:table-cell>
          <table:table-cell table:style-name="InterimResult" table:formula="of:=[.B79] * SquareMile * 100^2" office:value-type="float" office:value="25899881103.36" calcext:value-type="float">
            <text:p>25899881103,36</text:p>
          </table:table-cell>
          <table:table-cell table:style-name="InterimResult" table:formula="of:=[.B79] * SquareMile" office:value-type="float" office:value="2589988.110336" calcext:value-type="float">
            <text:p>2589988,110336</text:p>
          </table:table-cell>
          <table:table-cell table:style-name="InterimResult"/>
          <table:table-cell table:number-columns-repeated="1014"/>
        </table:table-row>
        <table:table-row table:style-name="ro5">
          <table:table-cell/>
          <table:table-cell table:style-name="ce97" table:formula="of:=ROUND([.H80]; 8)" office:value-type="float" office:value="2.58998811" calcext:value-type="float">
            <text:p>2,58998811</text:p>
          </table:table-cell>
          <table:table-cell table:style-name="Calc" office:value-type="string" calcext:value-type="string">
            <text:p>km²</text:p>
          </table:table-cell>
          <table:table-cell table:style-name="Calc" table:number-columns-repeated="4"/>
          <table:table-cell table:style-name="InterimResult" table:formula="of:=[.B79] * SquareMile / 1000^2" office:value-type="float" office:value="2.589988110336" calcext:value-type="float">
            <text:p>2,589988110336</text:p>
          </table:table-cell>
          <table:table-cell table:style-name="InterimResult" table:number-columns-repeated="2"/>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97" table:formula="of:=ROUND([.H86]; 8)" office:value-type="float" office:value="1000" calcext:value-type="float">
            <text:p>1000</text:p>
          </table:table-cell>
          <table:table-cell table:style-name="Calc" office:value-type="string" calcext:value-type="string">
            <text:p>l or</text:p>
          </table:table-cell>
          <table:table-cell table:style-name="ce97" table:formula="of:=ROUND([.I86]; 8)" office:value-type="float" office:value="0" calcext:value-type="float">
            <text:p>0</text:p>
          </table:table-cell>
          <table:table-cell table:style-name="Calc" office:value-type="string" calcext:value-type="string">
            <text:p>km³</text:p>
          </table:table-cell>
          <table:table-cell table:style-name="InterimResult" table:formula="of:=[.B86] * 10^3" office:value-type="float" office:value="1000" calcext:value-type="float">
            <text:p>1000</text:p>
          </table:table-cell>
          <table:table-cell table:style-name="InterimResult" table:formula="of:=[.B86] / 1000^3" office:value-type="float" office:value="0.000000001" calcext:value-type="float">
            <text:p>1E-09</text:p>
          </table:table-cell>
          <table:table-cell table:style-name="InterimResult"/>
          <table:table-cell table:number-columns-repeated="1014"/>
        </table:table-row>
        <table:table-row table:style-name="ro5">
          <table:table-cell/>
          <table:table-cell table:style-name="ce97" table:formula="of:=ROUND([.H87]; 8)" office:value-type="float" office:value="61023.74409473" calcext:value-type="float">
            <text:p>61023,74409473</text:p>
          </table:table-cell>
          <table:table-cell table:style-name="Calc" office:value-type="string" calcext:value-type="string">
            <text:p>cu in or</text:p>
          </table:table-cell>
          <table:table-cell table:style-name="ce97" table:formula="of:=ROUND([.I87]; 8)" office:value-type="float" office:value="35.31466672" calcext:value-type="float">
            <text:p>35,31466672</text:p>
          </table:table-cell>
          <table:table-cell table:style-name="Calc" office:value-type="string" calcext:value-type="string">
            <text:p>cu ft or</text:p>
          </table:table-cell>
          <table:table-cell table:style-name="ce97" table:formula="of:=ROUND([.J87]; 8)" office:value-type="float" office:value="0" calcext:value-type="float">
            <text:p>0</text:p>
          </table:table-cell>
          <table:table-cell table:style-name="Calc" office:value-type="string" calcext:value-type="string">
            <text:p>cu mi</text:p>
          </table:table-cell>
          <table:table-cell table:style-name="InterimResult" table:formula="of:=[.B86] / CubicInch" office:value-type="float" office:value="61023.7440947323" calcext:value-type="float">
            <text:p>61023,7440947323</text:p>
          </table:table-cell>
          <table:table-cell table:style-name="InterimResult" table:formula="of:=[.B86] / CubicFoot" office:value-type="float" office:value="35.3146667214886" calcext:value-type="float">
            <text:p>35,3146667214886</text:p>
          </table:table-cell>
          <table:table-cell table:style-name="InterimResult" table:formula="of:=[.B86] / CubicMile" office:value-type="float" office:value="0.000000000239912758578928" calcext:value-type="float">
            <text:p>2,39912758578928E-10</text:p>
          </table:table-cell>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97" table:formula="of:=ROUND([.H90]; 8)" office:value-type="float" office:value="0.01638706" calcext:value-type="float">
            <text:p>0,01638706</text:p>
          </table:table-cell>
          <table:table-cell table:style-name="Calc" office:value-type="string" calcext:value-type="string">
            <text:p>l or</text:p>
          </table:table-cell>
          <table:table-cell table:style-name="ce97" table:formula="of:=ROUND([.I90]; 8)" office:value-type="float" office:value="0.00001639" calcext:value-type="float">
            <text:p>1,639E-05</text:p>
          </table:table-cell>
          <table:table-cell table:style-name="Calc" office:value-type="string" calcext:value-type="string">
            <text:p>m³ or</text:p>
          </table:table-cell>
          <table:table-cell table:style-name="InterimResult" table:formula="of:=[.B90] * CubicInch * 1000" office:value-type="float" office:value="0.016387064" calcext:value-type="float">
            <text:p>0,016387064</text:p>
          </table:table-cell>
          <table:table-cell table:style-name="InterimResult" table:formula="of:=[.B90] * CubicInch" office:value-type="float" office:value="0.000016387064" calcext:value-type="float">
            <text:p>1,6387064E-05</text:p>
          </table:table-cell>
          <table:table-cell table:style-name="InterimResult"/>
          <table:table-cell table:number-columns-repeated="1014"/>
        </table:table-row>
        <table:table-row table:style-name="ro5">
          <table:table-cell/>
          <table:table-cell table:style-name="ce97" table:formula="of:=ROUND([.H91];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90] * CubicInch / 1000^3" office:value-type="float" office:value="0.000000000000016387064" calcext:value-type="float">
            <text:p>1,6387064E-14</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97" table:formula="of:=ROUND([.H93]; 8)" office:value-type="float" office:value="28.31684659" calcext:value-type="float">
            <text:p>28,31684659</text:p>
          </table:table-cell>
          <table:table-cell table:style-name="Calc" office:value-type="string" calcext:value-type="string">
            <text:p>l or</text:p>
          </table:table-cell>
          <table:table-cell table:style-name="ce97" table:formula="of:=ROUND([.I93]; 8)" office:value-type="float" office:value="0.02831685" calcext:value-type="float">
            <text:p>0,02831685</text:p>
          </table:table-cell>
          <table:table-cell table:style-name="Calc" office:value-type="string" calcext:value-type="string">
            <text:p>m³ or</text:p>
          </table:table-cell>
          <table:table-cell table:style-name="InterimResult" table:formula="of:=[.B93] * CubicFoot * 1000" office:value-type="float" office:value="28.316846592" calcext:value-type="float">
            <text:p>28,316846592</text:p>
          </table:table-cell>
          <table:table-cell table:style-name="InterimResult" table:formula="of:=[.B93] * CubicFoot" office:value-type="float" office:value="0.028316846592" calcext:value-type="float">
            <text:p>0,028316846592</text:p>
          </table:table-cell>
          <table:table-cell table:style-name="InterimResult"/>
          <table:table-cell table:number-columns-repeated="1014"/>
        </table:table-row>
        <table:table-row table:style-name="ro5">
          <table:table-cell/>
          <table:table-cell table:style-name="ce97" table:formula="of:=ROUND([.H94];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93] * CubicFoot / 1000^3" office:value-type="float" office:value="0.000000000028316846592" calcext:value-type="float">
            <text:p>2,8316846592E-11</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97" table:formula="of:=ROUND([.H96]; 8)" office:value-type="float" office:value="4168181825440.58" calcext:value-type="float">
            <text:p>4168181825440,58</text:p>
          </table:table-cell>
          <table:table-cell table:style-name="Calc" office:value-type="string" calcext:value-type="string">
            <text:p>l or</text:p>
          </table:table-cell>
          <table:table-cell table:style-name="ce97" table:formula="of:=ROUND([.I96];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6] * CubicMile * 1000" office:value-type="float" office:value="4168181825440.58" calcext:value-type="float">
            <text:p>4168181825440,58</text:p>
          </table:table-cell>
          <table:table-cell table:style-name="InterimResult" table:formula="of:=[.B96] * CubicMile" office:value-type="float" office:value="4168181825.44058" calcext:value-type="float">
            <text:p>4168181825,44058</text:p>
          </table:table-cell>
          <table:table-cell table:style-name="InterimResult"/>
          <table:table-cell table:number-columns-repeated="1014"/>
        </table:table-row>
        <table:table-row table:style-name="ro5">
          <table:table-cell/>
          <table:table-cell table:style-name="ce97" table:formula="of:=ROUND([.H97]; 8)" office:value-type="float" office:value="4.16818183" calcext:value-type="float">
            <text:p>4,16818183</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96] * CubicMile / 1000^3" office:value-type="float" office:value="4.16818182544058" calcext:value-type="float">
            <text:p>4,16818182544058</text:p>
          </table:table-cell>
          <table:table-cell table:style-name="InterimResult" table:number-columns-repeated="2"/>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97" table:formula="of:=ROUND([.H103]; 8)" office:value-type="float" office:value="1000" calcext:value-type="float">
            <text:p>1000</text:p>
          </table:table-cell>
          <table:table-cell table:style-name="Calc" office:value-type="string" calcext:value-type="string">
            <text:p>g or</text:p>
          </table:table-cell>
          <table:table-cell table:style-name="ce97" table:formula="of:=ROUND([.I103]; 8)" office:value-type="float" office:value="0.001" calcext:value-type="float">
            <text:p>0,001</text:p>
          </table:table-cell>
          <table:table-cell table:style-name="Calc" office:value-type="string" calcext:value-type="string">
            <text:p>t or</text:p>
          </table:table-cell>
          <table:table-cell table:style-name="InterimResult" table:formula="of:=[.B103] * 1000" office:value-type="float" office:value="1000" calcext:value-type="float">
            <text:p>1000</text:p>
          </table:table-cell>
          <table:table-cell table:style-name="InterimResult" table:formula="of:=[.B103] / 1000" office:value-type="float" office:value="0.001" calcext:value-type="float">
            <text:p>0,001</text:p>
          </table:table-cell>
          <table:table-cell table:style-name="InterimResult"/>
          <table:table-cell table:number-columns-repeated="1014"/>
        </table:table-row>
        <table:table-row table:style-name="ro5">
          <table:table-cell/>
          <table:table-cell table:style-name="ce97" table:formula="of:=ROUND([.H104]; 8)" office:value-type="float" office:value="35.27396195" calcext:value-type="float">
            <text:p>35,27396195</text:p>
          </table:table-cell>
          <table:table-cell table:style-name="Calc" office:value-type="string" calcext:value-type="string">
            <text:p>oz or</text:p>
          </table:table-cell>
          <table:table-cell table:style-name="ce97" table:formula="of:=ROUND([.I104]; 8)" office:value-type="float" office:value="2.20462262" calcext:value-type="float">
            <text:p>2,20462262</text:p>
          </table:table-cell>
          <table:table-cell table:style-name="Calc" office:value-type="string" calcext:value-type="string">
            <text:p>lbs or</text:p>
          </table:table-cell>
          <table:table-cell table:style-name="ce97" table:formula="of:=ROUND([.J104]; 8)" office:value-type="float" office:value="0.00110231" calcext:value-type="float">
            <text:p>0,00110231</text:p>
          </table:table-cell>
          <table:table-cell table:style-name="Calc" office:value-type="string" calcext:value-type="string">
            <text:p>tons</text:p>
          </table:table-cell>
          <table:table-cell table:style-name="InterimResult" table:formula="of:=[.B103] / Ounce" office:value-type="float" office:value="35.2739619495804" calcext:value-type="float">
            <text:p>35,2739619495804</text:p>
          </table:table-cell>
          <table:table-cell table:style-name="InterimResult" table:formula="of:=[.B103] / Pound" office:value-type="float" office:value="2.20462262184878" calcext:value-type="float">
            <text:p>2,20462262184878</text:p>
          </table:table-cell>
          <table:table-cell table:style-name="InterimResult" table:formula="of:=[.B103] / Ton" office:value-type="float" office:value="0.00110231131092439" calcext:value-type="float">
            <text:p>0,001102311310924</text:p>
          </table:table-cell>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97" table:formula="of:=ROUND([.H107]; 8)" office:value-type="float" office:value="28.34952313" calcext:value-type="float">
            <text:p>28,34952313</text:p>
          </table:table-cell>
          <table:table-cell table:style-name="Calc" office:value-type="string" calcext:value-type="string">
            <text:p>g or</text:p>
          </table:table-cell>
          <table:table-cell table:style-name="ce97" table:formula="of:=ROUND([.I107]; 8)" office:value-type="float" office:value="0.02834952" calcext:value-type="float">
            <text:p>0,02834952</text:p>
          </table:table-cell>
          <table:table-cell table:style-name="Calc" office:value-type="string" calcext:value-type="string">
            <text:p>kg or</text:p>
          </table:table-cell>
          <table:table-cell table:style-name="InterimResult" table:formula="of:=[.B107] * Ounce * 1000" office:value-type="float" office:value="28.349523125" calcext:value-type="float">
            <text:p>28,349523125</text:p>
          </table:table-cell>
          <table:table-cell table:style-name="InterimResult" table:formula="of:=[.B107] * Ounce" office:value-type="float" office:value="0.028349523125" calcext:value-type="float">
            <text:p>0,028349523125</text:p>
          </table:table-cell>
          <table:table-cell table:style-name="InterimResult"/>
          <table:table-cell table:number-columns-repeated="1014"/>
        </table:table-row>
        <table:table-row table:style-name="ro5">
          <table:table-cell/>
          <table:table-cell table:style-name="ce97" table:formula="of:=ROUND([.H108]; 8)" office:value-type="float" office:value="0.00002835" calcext:value-type="float">
            <text:p>2,835E-05</text:p>
          </table:table-cell>
          <table:table-cell table:style-name="Calc" office:value-type="string" calcext:value-type="string">
            <text:p>t</text:p>
          </table:table-cell>
          <table:table-cell table:style-name="Calc" table:number-columns-repeated="4"/>
          <table:table-cell table:style-name="InterimResult" table:formula="of:=[.B107] * Ounce / 1000" office:value-type="float" office:value="0.000028349523125" calcext:value-type="float">
            <text:p>2,8349523125E-05</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97" table:formula="of:=ROUND([.H110]; 8)" office:value-type="float" office:value="453.59237" calcext:value-type="float">
            <text:p>453,59237</text:p>
          </table:table-cell>
          <table:table-cell table:style-name="Calc" office:value-type="string" calcext:value-type="string">
            <text:p>g or</text:p>
          </table:table-cell>
          <table:table-cell table:style-name="ce97" table:formula="of:=ROUND([.I110]; 8)" office:value-type="float" office:value="0.45359237" calcext:value-type="float">
            <text:p>0,45359237</text:p>
          </table:table-cell>
          <table:table-cell table:style-name="Calc" office:value-type="string" calcext:value-type="string">
            <text:p>kg or</text:p>
          </table:table-cell>
          <table:table-cell table:style-name="InterimResult" table:formula="of:=[.B110] * Pound * 1000" office:value-type="float" office:value="453.59237" calcext:value-type="float">
            <text:p>453,59237</text:p>
          </table:table-cell>
          <table:table-cell table:style-name="InterimResult" table:formula="of:=[.B110] * Pound" office:value-type="float" office:value="0.45359237" calcext:value-type="float">
            <text:p>0,45359237</text:p>
          </table:table-cell>
          <table:table-cell table:style-name="InterimResult"/>
          <table:table-cell table:number-columns-repeated="1014"/>
        </table:table-row>
        <table:table-row table:style-name="ro5">
          <table:table-cell/>
          <table:table-cell table:style-name="ce97" table:formula="of:=ROUND([.H111]; 8)" office:value-type="float" office:value="0.00045359" calcext:value-type="float">
            <text:p>0,00045359</text:p>
          </table:table-cell>
          <table:table-cell table:style-name="Calc" office:value-type="string" calcext:value-type="string">
            <text:p>t</text:p>
          </table:table-cell>
          <table:table-cell table:style-name="Calc" table:number-columns-repeated="4"/>
          <table:table-cell table:style-name="InterimResult" table:formula="of:=[.B110] * Pound / 1000" office:value-type="float" office:value="0.00045359237" calcext:value-type="float">
            <text:p>0,00045359237</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97" table:formula="of:=ROUND([.H113]; 8)" office:value-type="float" office:value="907184.74" calcext:value-type="float">
            <text:p>907184,74</text:p>
          </table:table-cell>
          <table:table-cell table:style-name="Calc" office:value-type="string" calcext:value-type="string">
            <text:p>g or</text:p>
          </table:table-cell>
          <table:table-cell table:style-name="ce97" table:formula="of:=ROUND([.I113]; 8)" office:value-type="float" office:value="907.18474" calcext:value-type="float">
            <text:p>907,18474</text:p>
          </table:table-cell>
          <table:table-cell table:style-name="Calc" office:value-type="string" calcext:value-type="string">
            <text:p>kg or</text:p>
          </table:table-cell>
          <table:table-cell table:style-name="InterimResult" table:formula="of:=[.B113] * Ton * 1000" office:value-type="float" office:value="907184.74" calcext:value-type="float">
            <text:p>907184,74</text:p>
          </table:table-cell>
          <table:table-cell table:style-name="InterimResult" table:formula="of:=[.B113] * Ton" office:value-type="float" office:value="907.18474" calcext:value-type="float">
            <text:p>907,18474</text:p>
          </table:table-cell>
          <table:table-cell table:style-name="InterimResult"/>
          <table:table-cell table:number-columns-repeated="1014"/>
        </table:table-row>
        <table:table-row table:style-name="ro5">
          <table:table-cell/>
          <table:table-cell table:style-name="ce97" table:formula="of:=ROUND([.H114]; 8)" office:value-type="float" office:value="0.90718474" calcext:value-type="float">
            <text:p>0,90718474</text:p>
          </table:table-cell>
          <table:table-cell table:style-name="Calc" office:value-type="string" calcext:value-type="string">
            <text:p>t</text:p>
          </table:table-cell>
          <table:table-cell table:style-name="Calc" table:number-columns-repeated="4"/>
          <table:table-cell table:style-name="InterimResult" table:formula="of:=[.B113] * Ton / 1000" office:value-type="float" office:value="0.90718474" calcext:value-type="float">
            <text:p>0,90718474</text:p>
          </table:table-cell>
          <table:table-cell table:style-name="InterimResult" table:number-columns-repeated="2"/>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4" table:number-rows-repeated="1048410">
          <table:table-cell table:number-columns-repeated="1024"/>
        </table:table-row>
        <table:table-row table:style-name="ro4">
          <table:table-cell table:number-columns-repeated="1024"/>
        </table:table-row>
        <calcext:conditional-formats>
          <calcext:conditional-format calcext:target-range-address="Conversion.A1:Conversion.A1 Conversion.B49:Conversion.B50 Conversion.B54:Conversion.B54 Conversion.B57:Conversion.B57 Conversion.B60:Conversion.B60 Conversion.B63:Conversion.B63 Conversion.B70:Conversion.B70 Conversion.B74:Conversion.B74 Conversion.B77:Conversion.B77 Conversion.B80:Conversion.B80 Conversion.B87:Conversion.B87 Conversion.B91:Conversion.B91 Conversion.B94:Conversion.B94 Conversion.B97:Conversion.B97 Conversion.B104:Conversion.B104 Conversion.B108:Conversion.B108 Conversion.B111:Conversion.B111 Conversion.B114:Conversion.B114 Conversion.D48:Conversion.D50 Conversion.D53:Conversion.D54 Conversion.D56:Conversion.D57 Conversion.D59:Conversion.D60 Conversion.D62:Conversion.D63 Conversion.D69:Conversion.D70 Conversion.D73:Conversion.D73 Conversion.D76:Conversion.D76 Conversion.D79:Conversion.D79 Conversion.D86:Conversion.D87 Conversion.D90:Conversion.D90 Conversion.D93:Conversion.D93 Conversion.D96:Conversion.D96 Conversion.D103:Conversion.D104 Conversion.D107:Conversion.D107 Conversion.D110:Conversion.D110 Conversion.D113:Conversion.D113 Conversion.F48:Conversion.F49 Conversion.F53:Conversion.F53 Conversion.F56:Conversion.F56 Conversion.F59:Conversion.F59 Conversion.F62:Conversion.F62 Conversion.F69:Conversion.F70 Conversion.F73:Conversion.F73 Conversion.F76:Conversion.F76 Conversion.F79:Conversion.F79 Conversion.F86:Conversion.F87 Conversion.F90:Conversion.F90 Conversion.F93:Conversion.F93 Conversion.F96:Conversion.F96 Conversion.F103:Conversion.F104 Conversion.F107:Conversion.F107 Conversion.F110:Conversion.F110 Conversion.F113:Conversion.F113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alcext:condition calcext:apply-style-name="CalcError" calcext:value="is-error" calcext:base-cell-address="Conversion.A1"/>
          </calcext:conditional-format>
        </calcext:conditional-formats>
      </table:table>
      <table:table table:name="Star" table:style-name="ta4">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0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9" table:formula="of:=IF([.E30] &gt;= 1000; FIXED([.E30]; 0); ROUND([.E30]; 2))" office:value-type="float" office:value="85.51" calcext:value-type="float">
            <text:p>85,51</text:p>
          </table:table-cell>
          <table:table-cell table:style-name="ce11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0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6" table:formula="of:=FIXED([.G52]; 2)" office:value-type="string" office:string-value="4,83" calcext:value-type="string">
            <text:p>4,83</text:p>
          </table:table-cell>
          <table:table-cell table:style-name="ce11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07"/>
          <table:table-cell table:style-name="ce11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6" table:formula="of:=FIXED([.G54] * RadiusSun; 0)" office:value-type="string" office:string-value="696.340" calcext:value-type="string">
            <text:p>696.340</text:p>
          </table:table-cell>
          <table:table-cell table:style-name="ce111" office:value-type="string" calcext:value-type="string">
            <text:p>km, or</text:p>
          </table:table-cell>
          <table:table-cell table:style-name="ce10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06"/>
          <table:table-cell table:style-name="ce111"/>
          <table:table-cell table:style-name="ce10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07"/>
          <table:table-cell table:style-name="Calc"/>
          <table:table-cell table:style-name="ce10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43] &lt; 10; ROUND([.E43]; 4); [.E43] &lt; 100; ROUND([.E43]; 2); [.E43] &lt; 10^12; FIXED([.E43]; 0); [.E43] &gt;= 10^12; [.E43])" office:value-type="float" office:value="1" calcext:value-type="float">
            <text:p>1</text:p>
          </table:table-cell>
          <table:table-cell table:style-name="Calc" office:value-type="string" calcext:value-type="string">
            <text:p>AU</text:p>
          </table:table-cell>
          <table:table-cell table:style-name="InterimResult" table:formula="of:=[.C42]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32" table:formula="of:=IF([.E45] &lt; 10^12; FIXED([.E45]; 0); [.E45])"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2] * 1000)^3) / (GravitationalConstant * ([.C41]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46]; 0); &quot;d &quot;; [.F46]; &quot;h &quot;; [.G46]; &quot;m &quot;; [.H46]; &quot;s&quot;)" office:value-type="string" office:string-value="365d 6h 11m 14s" calcext:value-type="string">
            <text:p>365d 6h 11m 14s</text:p>
          </table:table-cell>
          <table:table-cell table:style-name="Calc"/>
          <table:table-cell table:style-name="InterimResult" table:formula="of:=INT([.E45] / 86400)" office:value-type="float" office:value="365" calcext:value-type="float">
            <text:p>365</text:p>
          </table:table-cell>
          <table:table-cell table:style-name="InterimResult" table:formula="of:=INT(([.C45] - ([.E46] * 86400)) / 3600)" office:value-type="float" office:value="6" calcext:value-type="float">
            <text:p>6</text:p>
          </table:table-cell>
          <table:table-cell table:style-name="InterimResult" table:formula="of:=INT((([.C45] - ([.E46] * 86400)) - ([.F46] * 3600)) / 60)" office:value-type="float" office:value="11" calcext:value-type="float">
            <text:p>11</text:p>
          </table:table-cell>
          <table:table-cell table:style-name="InterimResult" table:formula="of:=[.C45] - ( [.E46] * 86400 ) - ([.F46] * 3600) - ([.G46]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55]"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3] * EarthMass) * (([.C62] * 2 * 1000) / ([.C54]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59]"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57] * EarthMass) * (([.C62] * 2 * 1000) / ([.C58]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64]"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55] + [.E59]"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65]; 4)" office:value-type="float" office:value="1" calcext:value-type="float">
            <text:p>1</text:p>
          </table:table-cell>
          <table:table-cell table:style-name="ce164" office:value-type="string" calcext:value-type="string">
            <text:p>× ⊕</text:p>
          </table:table-cell>
          <table:table-cell table:style-name="InterimResult" table:formula="of:=[.E64]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1];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1]))"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2];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2]))"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33" table:formula="of:=FIXED([.G73]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3]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77] &gt;= 1000; FIXED([.G77]; 0); ROUND([.G77]; 3))" office:value-type="float" office:value="0.953" calcext:value-type="float">
            <text:p>0,953</text:p>
          </table:table-cell>
          <table:table-cell table:style-name="Calc" office:value-type="string" calcext:value-type="string">
            <text:p>AU to</text:p>
          </table:table-cell>
          <table:table-cell table:style-name="ce115" table:formula="of:=IF([.G78] &gt;= 1000; FIXED([.G78]; 0); ROUND([.G78]; 3))" office:value-type="float" office:value="1.374" calcext:value-type="float">
            <text:p>1,374</text:p>
          </table:table-cell>
          <table:table-cell table:style-name="Calc" office:value-type="string" calcext:value-type="string">
            <text:p>AU</text:p>
          </table:table-cell>
          <table:table-cell table:style-name="InterimResult" table:formula="of:=SQRT(([.C71] + [.C72])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77]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7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1] + [.C72])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33" table:formula="of:=FIXED([.G80]; 1)" office:value-type="string" office:string-value="254,0" calcext:value-type="string">
            <text:p>254,0</text:p>
          </table:table-cell>
          <table:table-cell table:style-name="Calc" office:value-type="string" calcext:value-type="string">
            <text:p>K or</text:p>
          </table:table-cell>
          <table:table-cell table:style-name="ce33" table:formula="of:=FIXED([.G8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4]) * (LuminositySun * ([.C71] + [.C72]))) / (16 * PI() * ([.C73]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33" table:formula="of:=FIXED([.G81]; 1)" office:value-type="string" office:string-value="287,5" calcext:value-type="string">
            <text:p>287,5</text:p>
          </table:table-cell>
          <table:table-cell table:style-name="Calc" office:value-type="string" calcext:value-type="string">
            <text:p>K or</text:p>
          </table:table-cell>
          <table:table-cell table:style-name="ce33" table:formula="of:=FIXED([.G81] + AbsoluteZero; 1)" office:value-type="string" office:string-value="14,3" calcext:value-type="string">
            <text:p>14,3</text:p>
          </table:table-cell>
          <table:table-cell table:style-name="Calc" office:value-type="string" calcext:value-type="string">
            <text:p>°C</text:p>
          </table:table-cell>
          <table:table-cell table:style-name="InterimResult" table:formula="of:=[.G80] * (1 / (1 - ([.C75]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33" table:formula="of:=COM.MICROSOFT.IFS([.H83] &lt; 10; ROUND([.H83]; 4); [.H83] &lt; 100; ROUND([.H83]; 2); [.H83] &gt;= 100; FIXED([.H83]; 0))" office:value-type="string" office:string-value="400.000" calcext:value-type="string">
            <text:p>400.000</text:p>
          </table:table-cell>
          <table:table-cell table:style-name="ce110" office:value-type="string" calcext:value-type="string">
            <text:p>× full Moon or</text:p>
          </table:table-cell>
          <table:table-cell table:style-name="ce33" table:formula="of:=COM.MICROSOFT.IFS([.I83] &lt; 10; ROUND([.I83]; 4); [.I83] &lt; 100; ROUND([.I83]; 2); [.I83] &gt;= 100; FIXED([.I83]; 0))" office:value-type="string" office:string-value="10.000" calcext:value-type="string">
            <text:p>10.000</text:p>
          </table:table-cell>
          <table:table-cell table:style-name="ce165" office:value-type="string" calcext:value-type="string">
            <text:p>× street light or</text:p>
          </table:table-cell>
          <table:table-cell table:style-name="InterimResult" table:formula="of:=([.C71] + [.C72]) / [.C73]^2" office:value-type="float" office:value="1" calcext:value-type="float">
            <text:p>1</text:p>
          </table:table-cell>
          <table:table-cell table:style-name="InterimResult" table:formula="of:=[.G83] * (IllumDirectSun / IllumFullMoon)" office:value-type="float" office:value="400000" calcext:value-type="float">
            <text:p>400000</text:p>
          </table:table-cell>
          <table:table-cell table:style-name="InterimResult" table:formula="of:=[.G83]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33" table:formula="of:=COM.MICROSOFT.IFS([.H84] &lt; 10; ROUND([.H84]; 4); [.H84] &lt; 100; ROUND([.H84]; 2); [.H84] &gt;= 100; FIXED([.H84]; 0))" office:value-type="string" office:string-value="250" calcext:value-type="string">
            <text:p>250</text:p>
          </table:table-cell>
          <table:table-cell table:style-name="Calc" office:value-type="string" calcext:value-type="string">
            <text:p><text:span text:style-name="T3">×</text:span> sunset or</text:p>
          </table:table-cell>
          <table:table-cell table:style-name="ce33" table:formula="of:=COM.MICROSOFT.IFS([.I84] &lt; 10; ROUND([.I84]; 4); [.I84] &lt; 100; ROUND([.I84]; 2); [.I84] &gt;= 100; FIXED([.I84]; 0))" office:value-type="float" office:value="5" calcext:value-type="float">
            <text:p>5</text:p>
          </table:table-cell>
          <table:table-cell table:style-name="ce110" office:value-type="string" calcext:value-type="string">
            <text:p>× daylight or</text:p>
          </table:table-cell>
          <table:table-cell table:style-name="InterimResult"/>
          <table:table-cell table:style-name="InterimResult" table:formula="of:=[.G83] * (IllumDirectSun / IllumSunset)" office:value-type="float" office:value="250" calcext:value-type="float">
            <text:p>250</text:p>
          </table:table-cell>
          <table:table-cell table:style-name="InterimResult" table:formula="of:=[.G83]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33" table:formula="of:=COM.MICROSOFT.IFS([.G83] &lt; 10; ROUND([.G83]; 4); [.G83] &lt; 100; ROUND([.G83]; 2); [.G83] &gt;= 100; FIXED([.G83]; 0))" office:value-type="float" office:value="1" calcext:value-type="float">
            <text:p>1</text:p>
          </table:table-cell>
          <table:table-cell table:style-name="ce110" office:value-type="string" calcext:value-type="string">
            <text:p>× direct sun or</text:p>
          </table:table-cell>
          <table:table-cell table:style-name="ce33" table:formula="of:=FIXED([.G85];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3])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31"/>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98];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4]^2 * ([.C95]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99] &gt;= 1000; FIXED([.E99]; 0); ROUND([.E99]; 1))" office:value-type="float" office:value="40.6" calcext:value-type="float">
            <text:p>40,6</text:p>
          </table:table-cell>
          <table:table-cell table:style-name="Calc" office:value-type="string" calcext:value-type="string">
            <text:p>/km²</text:p>
          </table:table-cell>
          <table:table-cell table:style-name="InterimResult" table:formula="of:=([.C96] * 1000000) / [.E98]"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07]; 0)" office:value-type="string" office:string-value="2.000" calcext:value-type="string">
            <text:p>2.000</text:p>
          </table:table-cell>
          <table:table-cell table:style-name="Calc" office:value-type="string" calcext:value-type="string">
            <text:p>km²</text:p>
          </table:table-cell>
          <table:table-cell table:style-name="InterimResult" table:formula="of:=([.C105] * 1000000) / [.C106]"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77:Planet.C78 Planet.E77:Planet.E78 Planet.C33:Planet.C36 Planet.E29:Planet.E29 Planet.C26:Planet.C31">
            <calcext:condition calcext:apply-style-name="CalcError" calcext:value="is-error" calcext:base-cell-address="Planet.C26"/>
          </calcext:conditional-format>
          <calcext:conditional-format calcext:target-range-address="Planet.C33:Planet.C33 Planet.C45:Planet.C46 Planet.C77:Planet.C78 Planet.C80:Planet.C81 Planet.C83:Planet.C85 Planet.E73:Planet.E73 Planet.E77:Planet.E78 Planet.E80:Planet.E81 Planet.E83:Planet.E85 Planet.C28:Planet.C31 Planet.E29:Planet.E29">
            <calcext:condition calcext:apply-style-name="CalcError" calcext:value="is-error" calcext:base-cell-address="Planet.C28"/>
          </calcext:conditional-format>
          <calcext:conditional-format calcext:target-range-address="Planet.A1:Planet.A1 Planet.C42:Planet.C44 Planet.C95:Planet.C97">
            <calcext:condition calcext:apply-style-name="CalcError" calcext:value="&lt;0" calcext:base-cell-address="Planet.A1"/>
          </calcext:conditional-format>
          <calcext:conditional-format calcext:target-range-address="Planet.C55:Planet.C55 Planet.C59:Planet.C59 Planet.C64:Planet.C65">
            <calcext:condition calcext:apply-style-name="CalcError" calcext:value="is-error" calcext:base-cell-address="Planet.C55"/>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75"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0" office:value-type="string" calcext:value-type="string">
            <text:p>lux or</text:p>
          </table:table-cell>
          <table:table-cell table:style-name="CalcResult" table:formula="of:=FIXED([.H17]; 2)" office:value-type="string" office:string-value="-12,74" calcext:value-type="string">
            <text:p>-12,74</text:p>
          </table:table-cell>
          <table:table-cell table:style-name="ce11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6"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8"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5" table:formula="of:=COM.MICROSOFT.CONCAT(FIXED([.E32]; 0); &quot;d &quot;; [.F32]; &quot;h &quot;; [.G32]; &quot;m &quot;; [.H32]; &quot;s&quot;)" office:value-type="string" office:string-value="27d 10h 50m 39s" calcext:value-type="string">
            <text:p>27d 10h 50m 39s</text:p>
          </table:table-cell>
          <table:table-cell table:style-name="ce43"/>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7" office:value-type="string" calcext:value-type="string">
            <text:p>m☉, equivalent to</text:p>
          </table:table-cell>
          <table:table-cell table:style-name="ce18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3"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8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8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3"/>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9"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1"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1"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5">×</text:span> lightning bolt or</text:p>
          </table:table-cell>
          <table:table-cell table:style-name="ce191"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1"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91"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1"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91"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60"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1"/>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60"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3"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61"/>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4"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2" table:formula="of:=[.G28]" office:value-type="float" office:value="4.8E+017" calcext:value-type="float">
            <text:p>4,80E+17</text:p>
          </table:table-cell>
          <table:table-cell table:style-name="Calc" office:value-type="string" calcext:value-type="string">
            <text:p>kg, corresponding to</text:p>
          </table:table-cell>
          <table:table-cell table:style-name="ce62"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2"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2"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2"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2"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2"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2"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2"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2" table:formula="of:=COM.MICROSOFT.IFS([.G34] &lt; 10; FIXED([.G34]; 4); [.G34] &lt; 100; FIXED([.G34]; 2); [.G34] &lt; 10^9; FIXED([.G34]; 0); [.G34] &gt;= 10^9; [.G34])" office:value-type="float" office:value="793650793650794" calcext:value-type="float">
            <text:p>7,94E+14</text:p>
          </table:table-cell>
          <table:table-cell table:style-name="ce110" office:value-type="string" calcext:value-type="string">
            <text:p>× Hiroshima bomb or</text:p>
          </table:table-cell>
          <table:table-cell table:style-name="ce62"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2"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62" table:formula="of:=COM.MICROSOFT.IFS([.H35] &lt; 10; FIXED([.H35]; 4); [.H35] &lt; 100; FIXED([.H35]; 2); [.H35] &lt; 10^9; FIXED([.H35]; 0); [.H35] &gt;= 10^9; [.H35])" office:value-type="string" office:string-value="5.000" calcext:value-type="string">
            <text:p>5.000</text:p>
          </table:table-cell>
          <table:table-cell table:style-name="ce11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2" table:formula="of:=COM.MICROSOFT.IFS([.G36] &lt; 10; FIXED([.G36]; 4); [.G36] &lt; 100; FIXED([.G36]; 2); [.G36] &lt; 10^9; FIXED([.G36]; 0); [.G36] &gt;= 10^9; [.G36])" office:value-type="string" office:string-value="0,4032" calcext:value-type="string">
            <text:p>0,4032</text:p>
          </table:table-cell>
          <table:table-cell table:style-name="ce165" office:value-type="string" calcext:value-type="string">
            <text:p>× Moon destruction or</text:p>
          </table:table-cell>
          <table:table-cell table:style-name="ce62" table:formula="of:=COM.MICROSOFT.IFS([.H36] &lt; 10; FIXED([.H36]; 4); [.H36] &lt; 100; FIXED([.H36]; 2); [.H36] &lt; 10^9; FIXED([.H36]; 0); [.H36] &gt;= 10^9; [.H36])" office:value-type="string" office:string-value="0,0002" calcext:value-type="string">
            <text:p>0,0002</text:p>
          </table:table-cell>
          <table:table-cell table:style-name="ce165"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2" table:formula="of:=COM.MICROSOFT.IFS([.G37] &lt; 10; FIXED([.G37]; 4); [.G37] &lt; 100; FIXED([.G37]; 2); [.G37] &lt; 10^9; FIXED([.G37]; 0); [.G37] &gt;= 10^9; [.G37])" office:value-type="string" office:string-value="0,0000" calcext:value-type="string">
            <text:p>0,0000</text:p>
          </table:table-cell>
          <table:table-cell table:style-name="ce165" office:value-type="string" calcext:value-type="string">
            <text:p>× Jupiter destruction or</text:p>
          </table:table-cell>
          <table:table-cell table:style-name="ce62" table:formula="of:=COM.MICROSOFT.IFS([.H37] &lt; 10; FIXED([.H37]; 4); [.H37] &lt; 100; FIXED([.H37]; 2); [.H37] &lt; 10^9; FIXED([.H37]; 0); [.H37] &gt;= 10^9; [.H37])" office:value-type="string" office:string-value="0,0000" calcext:value-type="string">
            <text:p>0,0000</text:p>
          </table:table-cell>
          <table:table-cell table:style-name="ce165"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5"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5" office:value-type="float" office:value="1" calcext:value-type="float">
            <text:p>1</text:p>
          </table:table-cell>
          <table:table-cell table:style-name="Calc" office:value-type="string" calcext:value-type="string">
            <text:p>g, or</text:p>
          </table:table-cell>
          <table:table-cell table:style-name="ce72"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20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9"/>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7" table:formula="of:=FIXED([.G21]; 0)" office:value-type="string" office:string-value="500" calcext:value-type="string">
            <text:p>500</text:p>
          </table:table-cell>
          <table:table-cell table:style-name="Calc" office:value-type="string" calcext:value-type="string">
            <text:p>nm, photon rate peak:</text:p>
          </table:table-cell>
          <table:table-cell table:style-name="ce207"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7"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7"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1"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7"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1"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7"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7"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1" table:formula="of:=COM.MICROSOFT.IFS([.C20] &lt; 6000; 0; [.C20] &lt; 6800; ([.C20] - 6000) / 8; [.C20] &lt; 7600; 100; [.C20] &lt; 8400; 100 - (([.C20] - 7600) / 8); [.C20]; 0)" office:value-type="float" office:value="0" calcext:value-type="float">
            <text:p>0</text:p>
          </table:table-cell>
          <table:table-cell table:style-name="ce211"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1"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7"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1"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4"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4"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4"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0] &lt; 10; ROUND([.E20]; 4); [.E20] &lt; 100; ROUND([.E20]; 2); [.E20] &lt; 10^9; FIXED([.E20]; 0); [.E20] &gt;= 10^9; [.E20])" office:value-type="string" office:string-value="78.337" calcext:value-type="string">
            <text:p>78.337</text:p>
          </table:table-cell>
          <table:table-cell table:style-name="ce11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1] &lt; 10; ROUND([.E21]; 4); [.E21] &lt; 100; ROUND([.E21]; 2); [.E21] &lt; 10^9; FIXED([.E21]; 0); [.E21] &gt;= 10^9; [.E21])" office:value-type="string" office:string-value="6.229" calcext:value-type="string">
            <text:p>6.229</text:p>
          </table:table-cell>
          <table:table-cell table:style-name="ce11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2] &lt; 10; ROUND([.E22]; 4); [.E22] &lt; 100; ROUND([.E22]; 2); [.E22] &lt; 10^9; FIXED([.E22]; 0); [.E22] &gt;= 10^9; [.E22])" office:value-type="string" office:string-value="1.502" calcext:value-type="string">
            <text:p>1.502</text:p>
          </table:table-cell>
          <table:table-cell table:style-name="ce11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6" table:formula="of:=COM.MICROSOFT.IFS([.E23] &lt; 10; ROUND([.E23]; 4); [.E23] &lt; 100; ROUND([.E23]; 2); [.E23] &lt; 10^9; FIXED([.E23]; 0); [.E23] &gt;= 10^9; [.E23])" office:value-type="float" office:value="0" calcext:value-type="float">
            <text:p>0</text:p>
          </table:table-cell>
          <table:table-cell table:style-name="ce11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4] &lt; 10; ROUND([.E24]; 4); [.E24] &lt; 100; ROUND([.E24]; 2); [.E24] &lt; 10^9; FIXED([.E24]; 0); [.E24] &gt;= 10^9; [.E24])" office:value-type="float" office:value="0" calcext:value-type="float">
            <text:p>0</text:p>
          </table:table-cell>
          <table:table-cell table:style-name="ce11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7"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8"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5" office:value-type="string" calcext:value-type="string">
            <text:p>parsec/h =</text:p>
          </table:table-cell>
          <table:table-cell table:style-name="ce241"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0"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1"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7">
          <table:table-cell/>
          <table:table-cell table:style-name="Calc"/>
          <table:table-cell table:style-name="ce85"/>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6"/>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8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2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33" table:formula="of:=ROUND([.E29]; 4)" office:value-type="float" office:value="1.1547" calcext:value-type="float">
            <text:p>1,1547</text:p>
          </table:table-cell>
          <table:table-cell table:style-name="ce110"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33" table:formula="of:=ROUND(1 / [.E29]; 4)" office:value-type="float" office:value="0.866" calcext:value-type="float">
            <text:p>0,866</text:p>
          </table:table-cell>
          <table:table-cell table:style-name="ce11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0"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7" office:value-type="float" office:value="11200" calcext:value-type="float">
            <text:p>11200</text:p>
          </table:table-cell>
          <table:table-cell table:style-name="Calc" office:value-type="string" calcext:value-type="string">
            <text:p>m/s or</text:p>
          </table:table-cell>
          <table:table-cell table:style-name="ce90"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27" office:value-type="float" office:value="49" calcext:value-type="float">
            <text:p>49</text:p>
          </table:table-cell>
          <table:table-cell table:style-name="Calc" office:value-type="string" calcext:value-type="string">
            <text:p>m/s² or</text:p>
          </table:table-cell>
          <table:table-cell table:style-name="ce90"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29"/>
          <table:table-cell table:style-name="Calc"/>
          <table:table-cell table:style-name="ce24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9" table:formula="of:=IF([.G40] &lt; 10^9; FIXED([.G40]; 0); [.G40])" office:value-type="string" office:string-value="229" calcext:value-type="string">
            <text:p>229</text:p>
          </table:table-cell>
          <table:table-cell table:style-name="ce243" office:value-type="string" calcext:value-type="string">
            <text:p>s or</text:p>
          </table:table-cell>
          <table:table-cell table:style-name="ce90"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0" table:formula="of:=IF([.G41] &lt; 10^9; FIXED([.G41]; 0); [.G41])" office:value-type="string" office:string-value="1.280.000" calcext:value-type="string">
            <text:p>1.280.000</text:p>
          </table:table-cell>
          <table:table-cell table:style-name="ce243" office:value-type="string" calcext:value-type="string">
            <text:p>m or</text:p>
          </table:table-cell>
          <table:table-cell table:style-name="ce90"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39"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39"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Constants.$C$42"/>
        <table:named-range table:name="AngDiamSun" table:base-cell-address="$Constants.$F$23" table:cell-range-address="$Constants.$F$42"/>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39"/>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39"/>
        <table:named-range table:name="RadiusSun" table:base-cell-address="$Constants.$F$22" table:cell-range-address="$Constants.$C$40"/>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 style:data-style-name="N2" text:time-value="17:44:09.17927433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77" meta:object-count="0"/>
  </office:meta>
</office:document-meta>
</file>